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Nozzle-x</text:p>
          </table:table-cell>
          <table:table-cell office:value-type="string" calcext:value-type="string">
            <text:p>Nozzle-y</text:p>
          </table:table-cell>
          <table:table-cell/>
          <table:table-cell office:value-type="string" calcext:value-type="string">
            <text:p>Success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23:07:40.026456255</meta:creation-date>
    <dc:date>2024-10-28T23:56:08.356371715</dc:date>
    <meta:editing-duration>PT38M18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